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883898305085" calcext:value-type="float">
            <text:p>2.19884</text:p>
          </table:table-cell>
          <table:table-cell office:value-type="float" office:value="2.38753254237288" calcext:value-type="float">
            <text:p>2.38753</text:p>
          </table:table-cell>
          <table:table-cell office:value-type="float" office:value="3.34181288135593" calcext:value-type="float">
            <text:p>3.341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458515254237" calcext:value-type="float">
            <text:p>2.18459</text:p>
          </table:table-cell>
          <table:table-cell office:value-type="float" office:value="2.38036210169492" calcext:value-type="float">
            <text:p>2.38036</text:p>
          </table:table-cell>
          <table:table-cell office:value-type="float" office:value="3.16587661016949" calcext:value-type="float">
            <text:p>3.165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7467812429379" calcext:value-type="float">
            <text:p>2.37468</text:p>
          </table:table-cell>
          <table:table-cell office:value-type="float" office:value="2.06679394350282" calcext:value-type="float">
            <text:p>2.06679</text:p>
          </table:table-cell>
          <table:table-cell office:value-type="float" office:value="2.66640488135593" calcext:value-type="float">
            <text:p>2.66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405256497175" calcext:value-type="float">
            <text:p>2.37405</text:p>
          </table:table-cell>
          <table:table-cell office:value-type="float" office:value="2.04855437288136" calcext:value-type="float">
            <text:p>2.04855</text:p>
          </table:table-cell>
          <table:table-cell office:value-type="float" office:value="2.8575606779661" calcext:value-type="float">
            <text:p>2.857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016465536723" calcext:value-type="float">
            <text:p>2.36016</text:p>
          </table:table-cell>
          <table:table-cell office:value-type="float" office:value="2.0730517740113" calcext:value-type="float">
            <text:p>2.07305</text:p>
          </table:table-cell>
          <table:table-cell office:value-type="float" office:value="2.62990888135593" calcext:value-type="float">
            <text:p>2.629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989857627119" calcext:value-type="float">
            <text:p>2.1799</text:p>
          </table:table-cell>
          <table:table-cell office:value-type="float" office:value="2.35805857627119" calcext:value-type="float">
            <text:p>2.35806</text:p>
          </table:table-cell>
          <table:table-cell office:value-type="float" office:value="3.27186142372881" calcext:value-type="float">
            <text:p>3.271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926054237288" calcext:value-type="float">
            <text:p>2.34926</text:p>
          </table:table-cell>
          <table:table-cell office:value-type="float" office:value="2.08408268926554" calcext:value-type="float">
            <text:p>2.08408</text:p>
          </table:table-cell>
          <table:table-cell office:value-type="float" office:value="2.85827362711864" calcext:value-type="float">
            <text:p>2.858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308931073446" calcext:value-type="float">
            <text:p>2.34309</text:p>
          </table:table-cell>
          <table:table-cell office:value-type="float" office:value="2.12055959322034" calcext:value-type="float">
            <text:p>2.12056</text:p>
          </table:table-cell>
          <table:table-cell office:value-type="float" office:value="2.91178115254237" calcext:value-type="float">
            <text:p>2.911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557778531073" calcext:value-type="float">
            <text:p>2.33558</text:p>
          </table:table-cell>
          <table:table-cell office:value-type="float" office:value="2.11337880225989" calcext:value-type="float">
            <text:p>2.11338</text:p>
          </table:table-cell>
          <table:table-cell office:value-type="float" office:value="2.8363693559322" calcext:value-type="float">
            <text:p>2.836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49502824859" calcext:value-type="float">
            <text:p>2.2485</text:p>
          </table:table-cell>
          <table:table-cell office:value-type="float" office:value="2.31130700564972" calcext:value-type="float">
            <text:p>2.31131</text:p>
          </table:table-cell>
          <table:table-cell office:value-type="float" office:value="3.23607050847458" calcext:value-type="float">
            <text:p>3.236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523098305085" calcext:value-type="float">
            <text:p>2.30523</text:p>
          </table:table-cell>
          <table:table-cell office:value-type="float" office:value="2.17481844067797" calcext:value-type="float">
            <text:p>2.17482</text:p>
          </table:table-cell>
          <table:table-cell office:value-type="float" office:value="3.14584515254237" calcext:value-type="float">
            <text:p>3.145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332429378531" calcext:value-type="float">
            <text:p>2.30332</text:p>
          </table:table-cell>
          <table:table-cell office:value-type="float" office:value="2.11613604519774" calcext:value-type="float">
            <text:p>2.11614</text:p>
          </table:table-cell>
          <table:table-cell office:value-type="float" office:value="2.85463647457627" calcext:value-type="float">
            <text:p>2.854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079945762712" calcext:value-type="float">
            <text:p>2.3008</text:p>
          </table:table-cell>
          <table:table-cell office:value-type="float" office:value="2.12899256497175" calcext:value-type="float">
            <text:p>2.12899</text:p>
          </table:table-cell>
          <table:table-cell office:value-type="float" office:value="2.86297491525424" calcext:value-type="float">
            <text:p>2.862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473848587571" calcext:value-type="float">
            <text:p>2.29474</text:p>
          </table:table-cell>
          <table:table-cell office:value-type="float" office:value="2.22849374011299" calcext:value-type="float">
            <text:p>2.22849</text:p>
          </table:table-cell>
          <table:table-cell office:value-type="float" office:value="3.11744" calcext:value-type="float">
            <text:p>3.117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17254237288" calcext:value-type="float">
            <text:p>2.19917</text:p>
          </table:table-cell>
          <table:table-cell office:value-type="float" office:value="2.28889209039548" calcext:value-type="float">
            <text:p>2.28889</text:p>
          </table:table-cell>
          <table:table-cell office:value-type="float" office:value="2.91227986440678" calcext:value-type="float">
            <text:p>2.912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7070960452" calcext:value-type="float">
            <text:p>2.27971</text:p>
          </table:table-cell>
          <table:table-cell office:value-type="float" office:value="2.22572438418079" calcext:value-type="float">
            <text:p>2.22572</text:p>
          </table:table-cell>
          <table:table-cell office:value-type="float" office:value="3.04415213559322" calcext:value-type="float">
            <text:p>3.044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47580338983" calcext:value-type="float">
            <text:p>2.27476</text:p>
          </table:table-cell>
          <table:table-cell office:value-type="float" office:value="2.26109724293785" calcext:value-type="float">
            <text:p>2.2611</text:p>
          </table:table-cell>
          <table:table-cell office:value-type="float" office:value="3.02826169491525" calcext:value-type="float">
            <text:p>3.028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47355480226" calcext:value-type="float">
            <text:p>2.27474</text:p>
          </table:table-cell>
          <table:table-cell office:value-type="float" office:value="2.31450153672316" calcext:value-type="float">
            <text:p>2.3145</text:p>
          </table:table-cell>
          <table:table-cell office:value-type="float" office:value="3.31447566101695" calcext:value-type="float">
            <text:p>3.314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346196610169" calcext:value-type="float">
            <text:p>2.27346</text:p>
          </table:table-cell>
          <table:table-cell office:value-type="float" office:value="2.2302837740113" calcext:value-type="float">
            <text:p>2.23028</text:p>
          </table:table-cell>
          <table:table-cell office:value-type="float" office:value="3.05074630508475" calcext:value-type="float">
            <text:p>3.050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328892655367" calcext:value-type="float">
            <text:p>2.27329</text:p>
          </table:table-cell>
          <table:table-cell office:value-type="float" office:value="2.18389638418079" calcext:value-type="float">
            <text:p>2.1839</text:p>
          </table:table-cell>
          <table:table-cell office:value-type="float" office:value="2.76887701694915" calcext:value-type="float">
            <text:p>2.768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114438418079" calcext:value-type="float">
            <text:p>2.27114</text:p>
          </table:table-cell>
          <table:table-cell office:value-type="float" office:value="2.21498099435028" calcext:value-type="float">
            <text:p>2.21498</text:p>
          </table:table-cell>
          <table:table-cell office:value-type="float" office:value="2.94046155932203" calcext:value-type="float">
            <text:p>2.940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10350282486" calcext:value-type="float">
            <text:p>2.2691</text:p>
          </table:table-cell>
          <table:table-cell office:value-type="float" office:value="2.25041107344633" calcext:value-type="float">
            <text:p>2.25041</text:p>
          </table:table-cell>
          <table:table-cell office:value-type="float" office:value="3.11313518644068" calcext:value-type="float">
            <text:p>3.113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351136723164" calcext:value-type="float">
            <text:p>2.26351</text:p>
          </table:table-cell>
          <table:table-cell office:value-type="float" office:value="2.26833272316384" calcext:value-type="float">
            <text:p>2.26833</text:p>
          </table:table-cell>
          <table:table-cell office:value-type="float" office:value="3.10561654237288" calcext:value-type="float">
            <text:p>3.105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16029378531" calcext:value-type="float">
            <text:p>2.26316</text:p>
          </table:table-cell>
          <table:table-cell office:value-type="float" office:value="2.17961916384181" calcext:value-type="float">
            <text:p>2.17962</text:p>
          </table:table-cell>
          <table:table-cell office:value-type="float" office:value="2.83160623728814" calcext:value-type="float">
            <text:p>2.831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03708474576" calcext:value-type="float">
            <text:p>2.25704</text:p>
          </table:table-cell>
          <table:table-cell office:value-type="float" office:value="2.30374996610169" calcext:value-type="float">
            <text:p>2.30375</text:p>
          </table:table-cell>
          <table:table-cell office:value-type="float" office:value="3.12518806779661" calcext:value-type="float">
            <text:p>3.125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603559322034" calcext:value-type="float">
            <text:p>2.25604</text:p>
          </table:table-cell>
          <table:table-cell office:value-type="float" office:value="2.28693694915254" calcext:value-type="float">
            <text:p>2.28694</text:p>
          </table:table-cell>
          <table:table-cell office:value-type="float" office:value="2.98609789830508" calcext:value-type="float">
            <text:p>2.98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77459887006" calcext:value-type="float">
            <text:p>2.25477</text:p>
          </table:table-cell>
          <table:table-cell office:value-type="float" office:value="2.21026974011299" calcext:value-type="float">
            <text:p>2.21027</text:p>
          </table:table-cell>
          <table:table-cell office:value-type="float" office:value="2.94460149152542" calcext:value-type="float">
            <text:p>2.94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288734463277" calcext:value-type="float">
            <text:p>2.25289</text:p>
          </table:table-cell>
          <table:table-cell office:value-type="float" office:value="2.18061581920904" calcext:value-type="float">
            <text:p>2.18062</text:p>
          </table:table-cell>
          <table:table-cell office:value-type="float" office:value="2.74371796610169" calcext:value-type="float">
            <text:p>2.743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5243523163842" calcext:value-type="float">
            <text:p>2.25244</text:p>
          </table:table-cell>
          <table:table-cell office:value-type="float" office:value="2.26155783050847" calcext:value-type="float">
            <text:p>2.26156</text:p>
          </table:table-cell>
          <table:table-cell office:value-type="float" office:value="2.8933860338983" calcext:value-type="float">
            <text:p>2.893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94424180791" calcext:value-type="float">
            <text:p>2.24944</text:p>
          </table:table-cell>
          <table:table-cell office:value-type="float" office:value="2.21059416949153" calcext:value-type="float">
            <text:p>2.21059</text:p>
          </table:table-cell>
          <table:table-cell office:value-type="float" office:value="2.92753844067797" calcext:value-type="float">
            <text:p>2.927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29297175141" calcext:value-type="float">
            <text:p>2.26429</text:p>
          </table:table-cell>
          <table:table-cell office:value-type="float" office:value="2.24816472316384" calcext:value-type="float">
            <text:p>2.24816</text:p>
          </table:table-cell>
          <table:table-cell office:value-type="float" office:value="2.91200623728814" calcext:value-type="float">
            <text:p>2.912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71789830508" calcext:value-type="float">
            <text:p>2.24472</text:p>
          </table:table-cell>
          <table:table-cell office:value-type="float" office:value="2.19521292655367" calcext:value-type="float">
            <text:p>2.19521</text:p>
          </table:table-cell>
          <table:table-cell office:value-type="float" office:value="2.97270888135593" calcext:value-type="float">
            <text:p>2.972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52743502825" calcext:value-type="float">
            <text:p>2.24253</text:p>
          </table:table-cell>
          <table:table-cell office:value-type="float" office:value="2.26254235028249" calcext:value-type="float">
            <text:p>2.26254</text:p>
          </table:table-cell>
          <table:table-cell office:value-type="float" office:value="3.0076233220339" calcext:value-type="float">
            <text:p>3.007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790720903955" calcext:value-type="float">
            <text:p>2.23791</text:p>
          </table:table-cell>
          <table:table-cell office:value-type="float" office:value="2.24540969491525" calcext:value-type="float">
            <text:p>2.24541</text:p>
          </table:table-cell>
          <table:table-cell office:value-type="float" office:value="2.85713762711864" calcext:value-type="float">
            <text:p>2.857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713609039548" calcext:value-type="float">
            <text:p>2.23714</text:p>
          </table:table-cell>
          <table:table-cell office:value-type="float" office:value="2.29149631638418" calcext:value-type="float">
            <text:p>2.2915</text:p>
          </table:table-cell>
          <table:table-cell office:value-type="float" office:value="3.0651213559322" calcext:value-type="float">
            <text:p>3.065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60092655367" calcext:value-type="float">
            <text:p>2.2526</text:p>
          </table:table-cell>
          <table:table-cell office:value-type="float" office:value="2.23496499435028" calcext:value-type="float">
            <text:p>2.23496</text:p>
          </table:table-cell>
          <table:table-cell office:value-type="float" office:value="2.91187145762712" calcext:value-type="float">
            <text:p>2.911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45116384181" calcext:value-type="float">
            <text:p>2.22545</text:p>
          </table:table-cell>
          <table:table-cell office:value-type="float" office:value="2.25831737853107" calcext:value-type="float">
            <text:p>2.25832</text:p>
          </table:table-cell>
          <table:table-cell office:value-type="float" office:value="3.04340257627119" calcext:value-type="float">
            <text:p>3.04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06786440678" calcext:value-type="float">
            <text:p>2.22007</text:p>
          </table:table-cell>
          <table:table-cell office:value-type="float" office:value="2.19023961581921" calcext:value-type="float">
            <text:p>2.19024</text:p>
          </table:table-cell>
          <table:table-cell office:value-type="float" office:value="2.85964257627119" calcext:value-type="float">
            <text:p>2.859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47111864407" calcext:value-type="float">
            <text:p>2.22547</text:p>
          </table:table-cell>
          <table:table-cell office:value-type="float" office:value="2.21314761581921" calcext:value-type="float">
            <text:p>2.21315</text:p>
          </table:table-cell>
          <table:table-cell office:value-type="float" office:value="3.03459037288136" calcext:value-type="float">
            <text:p>3.034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313016949153" calcext:value-type="float">
            <text:p>2.22313</text:p>
          </table:table-cell>
          <table:table-cell office:value-type="float" office:value="2.2090213559322" calcext:value-type="float">
            <text:p>2.20902</text:p>
          </table:table-cell>
          <table:table-cell office:value-type="float" office:value="2.80062183050847" calcext:value-type="float">
            <text:p>2.800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44992090395" calcext:value-type="float">
            <text:p>2.20845</text:p>
          </table:table-cell>
          <table:table-cell office:value-type="float" office:value="2.33211997740113" calcext:value-type="float">
            <text:p>2.33212</text:p>
          </table:table-cell>
          <table:table-cell office:value-type="float" office:value="3.10267362711864" calcext:value-type="float">
            <text:p>3.102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609003389831" calcext:value-type="float">
            <text:p>2.20609</text:p>
          </table:table-cell>
          <table:table-cell office:value-type="float" office:value="2.20960223728814" calcext:value-type="float">
            <text:p>2.2096</text:p>
          </table:table-cell>
          <table:table-cell office:value-type="float" office:value="2.85374806779661" calcext:value-type="float">
            <text:p>2.853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9881520903955" calcext:value-type="float">
            <text:p>2.19882</text:p>
          </table:table-cell>
          <table:table-cell office:value-type="float" office:value="2.33555588700565" calcext:value-type="float">
            <text:p>2.33556</text:p>
          </table:table-cell>
          <table:table-cell office:value-type="float" office:value="3.07595606779661" calcext:value-type="float">
            <text:p>3.075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867731073446" calcext:value-type="float">
            <text:p>2.19868</text:p>
          </table:table-cell>
          <table:table-cell office:value-type="float" office:value="2.27352352542373" calcext:value-type="float">
            <text:p>2.27352</text:p>
          </table:table-cell>
          <table:table-cell office:value-type="float" office:value="2.87997586440678" calcext:value-type="float">
            <text:p>2.879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351764971751" calcext:value-type="float">
            <text:p>2.19352</text:p>
          </table:table-cell>
          <table:table-cell office:value-type="float" office:value="2.23929471186441" calcext:value-type="float">
            <text:p>2.23929</text:p>
          </table:table-cell>
          <table:table-cell office:value-type="float" office:value="2.97070562711864" calcext:value-type="float">
            <text:p>2.970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36300564972" calcext:value-type="float">
            <text:p>2.19136</text:p>
          </table:table-cell>
          <table:table-cell office:value-type="float" office:value="2.33499746892655" calcext:value-type="float">
            <text:p>2.335</text:p>
          </table:table-cell>
          <table:table-cell office:value-type="float" office:value="3.00823566101695" calcext:value-type="float">
            <text:p>3.008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807468926554" calcext:value-type="float">
            <text:p>2.18807</text:p>
          </table:table-cell>
          <table:table-cell office:value-type="float" office:value="2.31158971751412" calcext:value-type="float">
            <text:p>2.31159</text:p>
          </table:table-cell>
          <table:table-cell office:value-type="float" office:value="3.04177138983051" calcext:value-type="float">
            <text:p>3.041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02097175141" calcext:value-type="float">
            <text:p>2.25802</text:p>
          </table:table-cell>
          <table:table-cell office:value-type="float" office:value="2.18752888135593" calcext:value-type="float">
            <text:p>2.18753</text:p>
          </table:table-cell>
          <table:table-cell office:value-type="float" office:value="2.83406427118644" calcext:value-type="float">
            <text:p>2.834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71679096045" calcext:value-type="float">
            <text:p>2.18572</text:p>
          </table:table-cell>
          <table:table-cell office:value-type="float" office:value="2.43005396610169" calcext:value-type="float">
            <text:p>2.43005</text:p>
          </table:table-cell>
          <table:table-cell office:value-type="float" office:value="3.47858494915254" calcext:value-type="float">
            <text:p>3.478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78578531073" calcext:value-type="float">
            <text:p>2.18179</text:p>
          </table:table-cell>
          <table:table-cell office:value-type="float" office:value="2.40596601129943" calcext:value-type="float">
            <text:p>2.40597</text:p>
          </table:table-cell>
          <table:table-cell office:value-type="float" office:value="3.30165396610169" calcext:value-type="float">
            <text:p>3.301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782707344633" calcext:value-type="float">
            <text:p>2.31783</text:p>
          </table:table-cell>
          <table:table-cell office:value-type="float" office:value="2.18008888135593" calcext:value-type="float">
            <text:p>2.18009</text:p>
          </table:table-cell>
          <table:table-cell office:value-type="float" office:value="2.97975810169491" calcext:value-type="float">
            <text:p>2.979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89812429379" calcext:value-type="float">
            <text:p>2.2349</text:p>
          </table:table-cell>
          <table:table-cell office:value-type="float" office:value="2.17976501694915" calcext:value-type="float">
            <text:p>2.17977</text:p>
          </table:table-cell>
          <table:table-cell office:value-type="float" office:value="2.79185030508475" calcext:value-type="float">
            <text:p>2.791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92585310734" calcext:value-type="float">
            <text:p>2.25093</text:p>
          </table:table-cell>
          <table:table-cell office:value-type="float" office:value="2.1763086779661" calcext:value-type="float">
            <text:p>2.17631</text:p>
          </table:table-cell>
          <table:table-cell office:value-type="float" office:value="2.76963281355932" calcext:value-type="float">
            <text:p>2.769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348531073446" calcext:value-type="float">
            <text:p>2.17349</text:p>
          </table:table-cell>
          <table:table-cell office:value-type="float" office:value="2.37696146892655" calcext:value-type="float">
            <text:p>2.37696</text:p>
          </table:table-cell>
          <table:table-cell office:value-type="float" office:value="3.31246128813559" calcext:value-type="float">
            <text:p>3.312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721197740113" calcext:value-type="float">
            <text:p>2.27721</text:p>
          </table:table-cell>
          <table:table-cell office:value-type="float" office:value="2.1733188700565" calcext:value-type="float">
            <text:p>2.17332</text:p>
          </table:table-cell>
          <table:table-cell office:value-type="float" office:value="2.76202576271186" calcext:value-type="float">
            <text:p>2.762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83328813559" calcext:value-type="float">
            <text:p>2.28983</text:p>
          </table:table-cell>
          <table:table-cell office:value-type="float" office:value="2.1630962259887" calcext:value-type="float">
            <text:p>2.1631</text:p>
          </table:table-cell>
          <table:table-cell office:value-type="float" office:value="3.02490006779661" calcext:value-type="float">
            <text:p>3.02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2832" calcext:value-type="float">
            <text:p>2.15283</text:p>
          </table:table-cell>
          <table:table-cell office:value-type="float" office:value="2.4053701920904" calcext:value-type="float">
            <text:p>2.40537</text:p>
          </table:table-cell>
          <table:table-cell office:value-type="float" office:value="3.14304271186441" calcext:value-type="float">
            <text:p>3.143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447331073446" calcext:value-type="float">
            <text:p>2.14447</text:p>
          </table:table-cell>
          <table:table-cell office:value-type="float" office:value="2.42139636158192" calcext:value-type="float">
            <text:p>2.4214</text:p>
          </table:table-cell>
          <table:table-cell office:value-type="float" office:value="3.14932122033898" calcext:value-type="float">
            <text:p>3.149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126262146893" calcext:value-type="float">
            <text:p>2.14126</text:p>
          </table:table-cell>
          <table:table-cell office:value-type="float" office:value="2.42517810169492" calcext:value-type="float">
            <text:p>2.42518</text:p>
          </table:table-cell>
          <table:table-cell office:value-type="float" office:value="3.10132447457627" calcext:value-type="float">
            <text:p>3.101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08379661017" calcext:value-type="float">
            <text:p>2.12308</text:p>
          </table:table-cell>
          <table:table-cell office:value-type="float" office:value="2.43321825988701" calcext:value-type="float">
            <text:p>2.43322</text:p>
          </table:table-cell>
          <table:table-cell office:value-type="float" office:value="3.0223446779661" calcext:value-type="float">
            <text:p>3.022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0" calcext:value-type="float">
            <text:p>0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0" calcext:value-type="float">
            <text:p>0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5" calcext:value-type="float">
            <text:p>5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10:45.141453931</dc:date>
    <meta:document-statistic meta:table-count="1" meta:cell-count="4637" meta:object-count="0"/>
    <meta:generator>LibreOffice/4.2.8.2$Linux_X86_64 LibreOffice_project/420m0$Build-2</meta:generator>
  </office:meta>
</office:document-meta>
</file>